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 style:list-style-name="L9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2" style:family="paragraph" style:parent-style-name="Text_20_body">
      <style:text-properties officeooo:rsid="000b93c7" officeooo:paragraph-rsid="000b93c7"/>
    </style:style>
    <style:style style:name="P3" style:family="paragraph" style:parent-style-name="Text_20_body" style:list-style-name="L9">
      <style:paragraph-properties fo:margin-top="0cm" fo:margin-bottom="0cm" loext:contextual-spacing="false" fo:padding="0.049cm" fo:border="0.06pt solid #e1e5eb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loext:padding="0.049cm" loext:border="0.06pt solid #e1e5eb"/>
    </style:style>
    <style:style style:name="T3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4" style:family="text">
      <style:text-properties officeooo:rsid="000b93c7"/>
    </style:style>
    <style:style style:name="T5" style:family="text">
      <style:text-properties officeooo:rsid="000b93c7" loext:padding="0.049cm" loext:border="0.06pt solid #e1e5eb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-Navegue até a pasta </text:span><text:span text:style-name="Source_20_Text"><text:span text:style-name="T1">unix_tests</text:span></text:span><text:span text:style-name="T2"> ;</text:span></text:p>
      <text:list xml:id="list1903930087" text:style-name="L9">
        <text:list-header>
          <text:p text:style-name="P3"><text:span text:style-name="T5">2-</text:span><text:span text:style-name="T2">Rode o comando </text:span><text:a xlink:type="simple" xlink:href="https://linux.die.net/man/1/ls" office:target-frame-name="_blank" xlink:show="new" text:style-name="Internet_20_link" text:visited-style-name="Visited_20_Internet_20_Link"><text:span text:style-name="T3">ls </text:span></text:a><text:span text:style-name="Source_20_Text"><text:span text:style-name="T1">-l</text:span></text:span><text:span text:style-name="T2"> e veja quais as permissões dos arquivos;</text:span></text:p>
          <text:p text:style-name="P3"><text:span text:style-name="T5">3-</text:span><text:span text:style-name="T2">Mude a permissão do arquivo </text:span><text:span text:style-name="Source_20_Text"><text:span text:style-name="T1">bunch_of_things.txt</text:span></text:span><text:span text:style-name="T2"> para que todos os usuários possam ter acesso à leitura e escrita, e verifique se está correto com o comando </text:span><text:span text:style-name="Source_20_Text"><text:span text:style-name="T1">ls -l</text:span></text:span><text:span text:style-name="T2"> ;</text:span></text:p>
          <text:p text:style-name="P1"><text:span text:style-name="T2">Resultado esperado: </text:span><text:span text:style-name="Source_20_Text"><text:span text:style-name="T1">-rw-rw-rw- 1 ana ana 1860 ago 13 11:39 bunch_of_things.txt</text:span></text:span></text:p>
          <text:p text:style-name="P3"><text:span text:style-name="T5">4-</text:span><text:span text:style-name="T2">Tire a permissão de escrita do arquivo </text:span><text:span text:style-name="Source_20_Text"><text:span text:style-name="T1">bunch_of_things.txt</text:span></text:span><text:span text:style-name="T2"> para todos os usuários, verifique se está correto com o comando </text:span><text:span text:style-name="Source_20_Text"><text:span text:style-name="T1">ls -l</text:span></text:span><text:span text:style-name="T2"> ;</text:span></text:p>
          <text:p text:style-name="P1"><text:span text:style-name="T2">Resultado esperado: </text:span><text:span text:style-name="Source_20_Text"><text:span text:style-name="T1">-r--r--r-- 1 ana ana 1860 ago 13 11:39 bunch_of_things.txt</text:span></text:span></text:p>
          <text:p text:style-name="P3"><text:span text:style-name="T5">5-</text:span><text:span text:style-name="T2">Volte à permissão do arquivo </text:span><text:span text:style-name="Source_20_Text"><text:span text:style-name="T1">bunch_of_things.txt</text:span></text:span><text:span text:style-name="T2"> para a listada inicialmente utilizando o comando </text:span><text:span text:style-name="Source_20_Text"><text:span text:style-name="T1">chmod 644 bunch_of_things.txt</text:span></text:span><text:span text:style-name="T2"> .</text:span></text:p>
          <text:p text:style-name="P1"><text:span text:style-name="T2">Resultado esperado: </text:span><text:span text:style-name="Source_20_Text"><text:span text:style-name="T1">-rw-r--r-- 1 ana ana 1860 ago 13 11:39 bunch_of_things.txt</text:span></text:span></text:p>
        </text:list-header>
      </text:list>
      <text:p text:style-name="Horizontal_20_Line"/>
      <text:p text:style-name="Text_20_body"><text:line-break/><text:span text:style-name="T4">RESPOSTAS</text:span></text:p>
      <text:p text:style-name="Text_20_body"/>
      <text:p text:style-name="P2">1-tulio@tulio-IdeaPad-Gaming-3-15IMH05:~/trybe$ cd unix_tests</text:p>
      <text:p text:style-name="P2">2- tulio@tulio-IdeaPad-Gaming-3-15IMH05:~/trybe/unix_tests$ ls -l </text:p>
      <text:p text:style-name="P2">total 44</text:p>
      <text:p text:style-name="P2">-rw-rw-r-- 1 tulio tulio <text:s text:c="2"/>15 mar 24 13:18 arquivo.txt</text:p>
      <text:p text:style-name="P2">-rw-rw-r-- 1 tulio tulio <text:s text:c="3"/>0 mar 24 19:02 bunch_of_things.txt</text:p>
      <text:p text:style-name="P2">-rw-rw-r-- 1 tulio tulio <text:s text:c="2"/>44 mar 24 12:32 coresOrdenadas.txt</text:p>
      <text:p text:style-name="P2">-rw-rw-r-- 1 tulio tulio <text:s text:c="2"/>44 mar 24 12:23 cores.txt</text:p>
      <text:p text:style-name="P2">-rw-rw-r-- 1 tulio tulio 1842 mar 23 18:18 countries.txt</text:p>
      <text:p text:style-name="P2">-rw-rw-r-- 1 tulio tulio <text:s text:c="3"/>0 mar 23 18:30 empty.pdf</text:p>
      <text:p text:style-name="P2">-rw-rw-r-- 1 tulio tulio <text:s text:c="3"/>0 mar 23 18:30 empty.tbt</text:p>
      <text:p text:style-name="P2">-rw-rw-r-- 1 tulio tulio <text:s text:c="2"/>29 mar 24 12:26 frutas.txt</text:p>
      <text:p text:style-name="P2">-rw-rw-r-- 1 tulio tulio <text:s text:c="2"/>25 mar 24 12:43 nomes.txt</text:p>
      <text:p text:style-name="P2">-rw-rw-r-- 1 tulio tulio <text:s text:c="2"/>97 mar 24 18:57 phrases2.txt</text:p>
      <text:p text:style-name="P2">-rw-rw-r-- 1 tulio tulio <text:s/>291 mar 23 18:28 phrases.txt</text:p>
      <text:p text:style-name="P2">-rw-rw-r-- 1 tulio tulio <text:s text:c="2"/>60 mar 24 18:44 skills2.txt</text:p>
      <text:p text:style-name="P2">-rw-rw-r-- 1 tulio tulio <text:s text:c="2"/>23 mar 24 18:48 top_skills.txt</text:p>
      <text:p text:style-name="P2">-rw-rw-r-- 1 tulio tulio <text:s text:c="2"/>73 mar 24 12:28 tudo.txt</text:p>
      <text:p text:style-name="P2"/>
      <text:p text:style-name="P2">3- tulio@tulio-IdeaPad-Gaming-3-15IMH05:~/trybe/unix_tests$ chmod a+rw bunch_of_things.txt</text:p>
      <text:p text:style-name="P2"><text:soft-page-break/>tulio@tulio-IdeaPad-Gaming-3-15IMH05:~/trybe/unix_tests$ ls -l </text:p>
      <text:p text:style-name="P2">total 44</text:p>
      <text:p text:style-name="P2">-rw-rw-r-- 1 tulio tulio <text:s text:c="2"/>15 mar 24 13:18 arquivo.txt</text:p>
      <text:p text:style-name="P2">-rw-rw-rw- 1 tulio tulio <text:s text:c="3"/>0 mar 24 19:02 bunch_of_things.txt</text:p>
      <text:p text:style-name="P2">-rw-rw-r-- 1 tulio tulio <text:s text:c="2"/>44 mar 24 12:32 coresOrdenadas.txt</text:p>
      <text:p text:style-name="P2">-rw-rw-r-- 1 tulio tulio <text:s text:c="2"/>44 mar 24 12:23 cores.txt</text:p>
      <text:p text:style-name="P2">-rw-rw-r-- 1 tulio tulio 1842 mar 23 18:18 countries.txt</text:p>
      <text:p text:style-name="P2">-rw-rw-r-- 1 tulio tulio <text:s text:c="3"/>0 mar 23 18:30 empty.pdf</text:p>
      <text:p text:style-name="P2">-rw-rw-r-- 1 tulio tulio <text:s text:c="3"/>0 mar 23 18:30 empty.tbt</text:p>
      <text:p text:style-name="P2">-rw-rw-r-- 1 tulio tulio <text:s text:c="2"/>29 mar 24 12:26 frutas.txt</text:p>
      <text:p text:style-name="P2">-rw-rw-r-- 1 tulio tulio <text:s text:c="2"/>25 mar 24 12:43 nomes.txt</text:p>
      <text:p text:style-name="P2">-rw-rw-r-- 1 tulio tulio <text:s text:c="2"/>97 mar 24 18:57 phrases2.txt</text:p>
      <text:p text:style-name="P2">-rw-rw-r-- 1 tulio tulio <text:s/>291 mar 23 18:28 phrases.txt</text:p>
      <text:p text:style-name="P2">-rw-rw-r-- 1 tulio tulio <text:s text:c="2"/>60 mar 24 18:44 skills2.txt</text:p>
      <text:p text:style-name="P2">-rw-rw-r-- 1 tulio tulio <text:s text:c="2"/>23 mar 24 18:48 top_skills.txt</text:p>
      <text:p text:style-name="P2">-rw-rw-r-- 1 tulio tulio <text:s text:c="2"/>73 mar 24 12:28 tudo.txt</text:p>
      <text:p text:style-name="P2"/>
      <text:p text:style-name="P2">4- tulio@tulio-IdeaPad-Gaming-3-15IMH05:~/trybe/unix_tests$ chmod a-w bunch_of_things.txt</text:p>
      <text:p text:style-name="P2">tulio@tulio-IdeaPad-Gaming-3-15IMH05:~/trybe/unix_tests$ ls -l </text:p>
      <text:p text:style-name="P2">total 44</text:p>
      <text:p text:style-name="P2">-rw-rw-r-- 1 tulio tulio <text:s text:c="2"/>15 mar 24 13:18 arquivo.txt</text:p>
      <text:p text:style-name="P2">-r--r--r-- 1 tulio tulio <text:s text:c="3"/>0 mar 24 19:02 bunch_of_things.txt</text:p>
      <text:p text:style-name="P2">-rw-rw-r-- 1 tulio tulio <text:s text:c="2"/>44 mar 24 12:32 coresOrdenadas.txt</text:p>
      <text:p text:style-name="P2">-rw-rw-r-- 1 tulio tulio <text:s text:c="2"/>44 mar 24 12:23 cores.txt</text:p>
      <text:p text:style-name="P2">-rw-rw-r-- 1 tulio tulio 1842 mar 23 18:18 countries.txt</text:p>
      <text:p text:style-name="P2">-rw-rw-r-- 1 tulio tulio <text:s text:c="3"/>0 mar 23 18:30 empty.pdf</text:p>
      <text:p text:style-name="P2">-rw-rw-r-- 1 tulio tulio <text:s text:c="3"/>0 mar 23 18:30 empty.tbt</text:p>
      <text:p text:style-name="P2">-rw-rw-r-- 1 tulio tulio <text:s text:c="2"/>29 mar 24 12:26 frutas.txt</text:p>
      <text:p text:style-name="P2">-rw-rw-r-- 1 tulio tulio <text:s text:c="2"/>25 mar 24 12:43 nomes.txt</text:p>
      <text:p text:style-name="P2">-rw-rw-r-- 1 tulio tulio <text:s text:c="2"/>97 mar 24 18:57 phrases2.txt</text:p>
      <text:p text:style-name="P2">-rw-rw-r-- 1 tulio tulio <text:s/>291 mar 23 18:28 phrases.txt</text:p>
      <text:p text:style-name="P2">-rw-rw-r-- 1 tulio tulio <text:s text:c="2"/>60 mar 24 18:44 skills2.txt</text:p>
      <text:p text:style-name="P2"><text:soft-page-break/>-rw-rw-r-- 1 tulio tulio <text:s text:c="2"/>23 mar 24 18:48 top_skills.txt</text:p>
      <text:p text:style-name="P2">-rw-rw-r-- 1 tulio tulio <text:s text:c="2"/>73 mar 24 12:28 tudo.txt</text:p>
      <text:p text:style-name="P2"/>
      <text:p text:style-name="P2">5- tulio@tulio-IdeaPad-Gaming-3-15IMH05:~/trybe/unix_tests$ chmod 644 bunch_of_things.txt </text:p>
      <text:p text:style-name="P2">tulio@tulio-IdeaPad-Gaming-3-15IMH05:~/trybe/unix_tests$ ls -l </text:p>
      <text:p text:style-name="P2">total 44</text:p>
      <text:p text:style-name="P2">-rw-rw-r-- 1 tulio tulio <text:s text:c="2"/>15 mar 24 13:18 arquivo.txt</text:p>
      <text:p text:style-name="P2">-rw-r--r-- 1 tulio tulio <text:s text:c="3"/>0 mar 24 19:02 bunch_of_things.txt</text:p>
      <text:p text:style-name="P2">-rw-rw-r-- 1 tulio tulio <text:s text:c="2"/>44 mar 24 12:32 coresOrdenadas.txt</text:p>
      <text:p text:style-name="P2">-rw-rw-r-- 1 tulio tulio <text:s text:c="2"/>44 mar 24 12:23 cores.txt</text:p>
      <text:p text:style-name="P2">-rw-rw-r-- 1 tulio tulio 1842 mar 23 18:18 countries.txt</text:p>
      <text:p text:style-name="P2">-rw-rw-r-- 1 tulio tulio <text:s text:c="3"/>0 mar 23 18:30 empty.pdf</text:p>
      <text:p text:style-name="P2">-rw-rw-r-- 1 tulio tulio <text:s text:c="3"/>0 mar 23 18:30 empty.tbt</text:p>
      <text:p text:style-name="P2">-rw-rw-r-- 1 tulio tulio <text:s text:c="2"/>29 mar 24 12:26 frutas.txt</text:p>
      <text:p text:style-name="P2">-rw-rw-r-- 1 tulio tulio <text:s text:c="2"/>25 mar 24 12:43 nomes.txt</text:p>
      <text:p text:style-name="P2">-rw-rw-r-- 1 tulio tulio <text:s text:c="2"/>97 mar 24 18:57 phrases2.txt</text:p>
      <text:p text:style-name="P2">-rw-rw-r-- 1 tulio tulio <text:s/>291 mar 23 18:28 phrases.txt</text:p>
      <text:p text:style-name="P2">-rw-rw-r-- 1 tulio tulio <text:s text:c="2"/>60 mar 24 18:44 skills2.txt</text:p>
      <text:p text:style-name="P2">-rw-rw-r-- 1 tulio tulio <text:s text:c="2"/>23 mar 24 18:48 top_skills.txt</text:p>
      <text:p text:style-name="P2">-rw-rw-r-- 1 tulio tulio <text:s text:c="2"/>73 mar 24 12:28 tudo.t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9:18:55.549253655</meta:creation-date>
    <dc:date>2022-03-24T19:30:20.414221832</dc:date>
    <meta:editing-duration>PT9S</meta:editing-duration>
    <meta:editing-cycles>1</meta:editing-cycles>
    <meta:document-statistic meta:table-count="0" meta:image-count="0" meta:object-count="0" meta:page-count="3" meta:paragraph-count="77" meta:word-count="669" meta:character-count="4446" meta:non-whitespace-character-count="3742"/>
    <meta:generator>LibreOffice/6.4.7.2$Linux_X86_64 LibreOffice_project/40$Build-2</meta:generator>
  </office:meta>
</office:document-meta>
</file>